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font-face-decls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table" style:name="Table1">
      <style:table-properties style:width="6.6931in" style:writing-mode="lr-tb" table:align="margins"/>
    </style:style>
    <style:style style:family="table-column" style:name="Table1.A">
      <style:table-column-properties style:column-width="1.3389in" style:rel-column-width="13107*"/>
    </style:style>
    <style:style style:family="table-cell" style:name="Table1.A1">
      <style:table-cell-properties fo:border-bottom="0.05pt solid #000000" fo:border-left="0.05pt solid #000000" fo:border-right="none" fo:border-top="0.05pt solid #000000" fo:padding="0.0382in"/>
    </style:style>
    <style:style style:family="table-cell" style:name="Table1.E1">
      <style:table-cell-properties fo:border="0.05pt solid #000000" fo:padding="0.0382in"/>
    </style:style>
    <style:style style:family="table-cell" style:name="Table1.A2">
      <style:table-cell-properties fo:border-bottom="0.05pt solid #000000" fo:border-left="0.05pt solid #000000" fo:border-right="none" fo:border-top="none" fo:padding="0.0382in"/>
    </style:style>
    <style:style style:family="table-cell" style:name="Table1.E2">
      <style:table-cell-properties fo:border-bottom="0.05pt solid #000000" fo:border-left="0.05pt solid #000000" fo:border-right="0.05pt solid #000000" fo:border-top="none" fo:padding="0.0382in"/>
    </style:style>
    <style:style style:family="paragraph" style:name="P22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number-columns-repeated="5" table:style-name="Table1.A"/>
        <table:table-row>
          <table:table-cell office:value-type="string" table:style-name="Table1.A1">
            <text:p text:style-name="Table_20_Contents">Funcionalidade</text:p>
          </table:table-cell>
          <table:table-cell office:value-type="string" table:style-name="Table1.A1">
            <text:p text:style-name="Table_20_Contents">Não cadastrado</text:p>
          </table:table-cell>
          <table:table-cell office:value-type="string" table:style-name="Table1.A1">
            <text:p text:style-name="Table_20_Contents">Cadastrado</text:p>
          </table:table-cell>
          <table:table-cell office:value-type="string" table:style-name="Table1.A1">
            <text:p text:style-name="Table_20_Contents">Contribuidor</text:p>
          </table:table-cell>
          <table:table-cell office:value-type="string" table:style-name="Table1.E1">
            <text:p text:style-name="Table_20_Contents">Bibliotecário</text:p>
          </table:table-cell>
        </table:table-row>
        <table:table-row>
          <table:table-cell office:value-type="string" table:style-name="Table1.A2">
            <text:p text:style-name="Table_20_Contents">Navegar no portal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E2">
            <text:p text:style-name="P22">X</text:p>
          </table:table-cell>
        </table:table-row>
        <table:table-row>
          <table:table-cell office:value-type="string" table:style-name="Table1.A2">
            <text:p text:style-name="Table_20_Contents">Realizar buscas no acervo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E2">
            <text:p text:style-name="P22">X</text:p>
          </table:table-cell>
        </table:table-row>
        <table:table-row>
          <table:table-cell office:value-type="string" table:style-name="Table1.A2">
            <text:p text:style-name="Table_20_Contents">Realizar buscas avançadas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E2">
            <text:p text:style-name="P22">X</text:p>
          </table:table-cell>
        </table:table-row>
        <table:table-row>
          <table:table-cell office:value-type="string" table:style-name="Table1.A2">
            <text:p text:style-name="Table_20_Contents">Salvar buscas</text:p>
          </table:table-cell>
          <table:table-cell office:value-type="string" table:style-name="Table1.A2">
            <text:p text:style-name="P22"/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E2">
            <text:p text:style-name="P22">X</text:p>
          </table:table-cell>
        </table:table-row>
        <table:table-row>
          <table:table-cell office:value-type="string" table:style-name="Table1.A2">
            <text:p text:style-name="Table_20_Contents">Realizar downloads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E2">
            <text:p text:style-name="P22">X</text:p>
          </table:table-cell>
        </table:table-row>
        <table:table-row>
          <table:table-cell office:value-type="string" table:style-name="Table1.A2">
            <text:p text:style-name="Table_20_Contents">Adicionar conteúdo</text:p>
          </table:table-cell>
          <table:table-cell office:value-type="string" table:style-name="Table1.A2">
            <text:p text:style-name="P22"/>
          </table:table-cell>
          <table:table-cell office:value-type="string" table:style-name="Table1.A2">
            <text:p text:style-name="P22"/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E2">
            <text:p text:style-name="P22">X</text:p>
          </table:table-cell>
        </table:table-row>
        <table:table-row>
          <table:table-cell office:value-type="string" table:style-name="Table1.A2">
            <text:p text:style-name="Table_20_Contents">Visualizar usuários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E2">
            <text:p text:style-name="P22">X</text:p>
          </table:table-cell>
        </table:table-row>
        <table:table-row>
          <table:table-cell office:value-type="string" table:style-name="Table1.A2">
            <text:p text:style-name="Table_20_Contents">Adicionar favoritos</text:p>
          </table:table-cell>
          <table:table-cell office:value-type="string" table:style-name="Table1.A2">
            <text:p text:style-name="P22"/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E2">
            <text:p text:style-name="P22">X</text:p>
          </table:table-cell>
        </table:table-row>
        <table:table-row>
          <table:table-cell office:value-type="string" table:style-name="Table1.A2">
            <text:p text:style-name="Table_20_Contents">Adicionar grãos à cesta</text:p>
          </table:table-cell>
          <table:table-cell office:value-type="string" table:style-name="Table1.A2">
            <text:p text:style-name="P22"/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E2">
            <text:p text:style-name="P22">X</text:p>
          </table:table-cell>
        </table:table-row>
        <table:table-row>
          <table:table-cell office:value-type="string" table:style-name="Table1.A2">
            <text:p text:style-name="Table_20_Contents">Aprovar conteúdos</text:p>
          </table:table-cell>
          <table:table-cell office:value-type="string" table:style-name="Table1.A2">
            <text:p text:style-name="P22"/>
          </table:table-cell>
          <table:table-cell office:value-type="string" table:style-name="Table1.A2">
            <text:p text:style-name="P22"/>
          </table:table-cell>
          <table:table-cell office:value-type="string" table:style-name="Table1.A2">
            <text:p text:style-name="P22"/>
          </table:table-cell>
          <table:table-cell office:value-type="string" table:style-name="Table1.E2">
            <text:p text:style-name="P22">X</text:p>
          </table:table-cell>
        </table:table-row>
        <table:table-row>
          <table:table-cell office:value-type="string" table:style-name="Table1.A2">
            <text:p text:style-name="Table_20_Contents">Reprovar conteúdos</text:p>
          </table:table-cell>
          <table:table-cell office:value-type="string" table:style-name="Table1.A2">
            <text:p text:style-name="P22"/>
          </table:table-cell>
          <table:table-cell office:value-type="string" table:style-name="Table1.A2">
            <text:p text:style-name="P22"/>
          </table:table-cell>
          <table:table-cell office:value-type="string" table:style-name="Table1.A2">
            <text:p text:style-name="P22"/>
          </table:table-cell>
          <table:table-cell office:value-type="string" table:style-name="Table1.E2">
            <text:p text:style-name="P22">X</text:p>
          </table:table-cell>
        </table:table-row>
        <table:table-row>
          <table:table-cell office:value-type="string" table:style-name="Table1.A2">
            <text:p text:style-name="Table_20_Contents">Excluir conteúdos</text:p>
          </table:table-cell>
          <table:table-cell office:value-type="string" table:style-name="Table1.A2">
            <text:p text:style-name="P22"/>
          </table:table-cell>
          <table:table-cell office:value-type="string" table:style-name="Table1.A2">
            <text:p text:style-name="P22"/>
          </table:table-cell>
          <table:table-cell office:value-type="string" table:style-name="Table1.A2">
            <text:p text:style-name="P22"/>
          </table:table-cell>
          <table:table-cell office:value-type="string" table:style-name="Table1.E2">
            <text:p text:style-name="P22">X</text:p>
          </table:table-cell>
        </table:table-row>
      </table:table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font-face-decls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table" style:name="Table1">
      <style:table-properties style:width="6.6931in" style:writing-mode="lr-tb" table:align="margins"/>
    </style:style>
    <style:style style:family="table-column" style:name="Table1.A">
      <style:table-column-properties style:column-width="1.3389in" style:rel-column-width="13107*"/>
    </style:style>
    <style:style style:family="table-cell" style:name="Table1.A1">
      <style:table-cell-properties fo:border-bottom="0.05pt solid #000000" fo:border-left="0.05pt solid #000000" fo:border-right="none" fo:border-top="0.05pt solid #000000" fo:padding="0.0382in"/>
    </style:style>
    <style:style style:family="table-cell" style:name="Table1.E1">
      <style:table-cell-properties fo:border="0.05pt solid #000000" fo:padding="0.0382in"/>
    </style:style>
    <style:style style:family="table-cell" style:name="Table1.A2">
      <style:table-cell-properties fo:border-bottom="0.05pt solid #000000" fo:border-left="0.05pt solid #000000" fo:border-right="none" fo:border-top="none" fo:padding="0.0382in"/>
    </style:style>
    <style:style style:family="table-cell" style:name="Table1.E2">
      <style:table-cell-properties fo:border-bottom="0.05pt solid #000000" fo:border-left="0.05pt solid #000000" fo:border-right="0.05pt solid #000000" fo:border-top="none" fo:padding="0.0382in"/>
    </style:style>
    <style:style style:family="paragraph" style:name="P22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number-columns-repeated="5" table:style-name="Table1.A"/>
        <table:table-row>
          <table:table-cell office:value-type="string" table:style-name="Table1.A1">
            <text:p text:style-name="Table_20_Contents">Funcionalidade</text:p>
          </table:table-cell>
          <table:table-cell office:value-type="string" table:style-name="Table1.A1">
            <text:p text:style-name="Table_20_Contents">Não cadastrado</text:p>
          </table:table-cell>
          <table:table-cell office:value-type="string" table:style-name="Table1.A1">
            <text:p text:style-name="Table_20_Contents">Cadastrado</text:p>
          </table:table-cell>
          <table:table-cell office:value-type="string" table:style-name="Table1.A1">
            <text:p text:style-name="Table_20_Contents">Contribuidor</text:p>
          </table:table-cell>
          <table:table-cell office:value-type="string" table:style-name="Table1.E1">
            <text:p text:style-name="Table_20_Contents">Bibliotecário</text:p>
          </table:table-cell>
        </table:table-row>
        <table:table-row>
          <table:table-cell office:value-type="string" table:style-name="Table1.A2">
            <text:p text:style-name="Table_20_Contents">Navegar no portal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E2">
            <text:p text:style-name="P22">X</text:p>
          </table:table-cell>
        </table:table-row>
        <table:table-row>
          <table:table-cell office:value-type="string" table:style-name="Table1.A2">
            <text:p text:style-name="Table_20_Contents">Realizar buscas no acervo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E2">
            <text:p text:style-name="P22">X</text:p>
          </table:table-cell>
        </table:table-row>
        <table:table-row>
          <table:table-cell office:value-type="string" table:style-name="Table1.A2">
            <text:p text:style-name="Table_20_Contents">Realizar buscas avançadas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E2">
            <text:p text:style-name="P22">X</text:p>
          </table:table-cell>
        </table:table-row>
        <table:table-row>
          <table:table-cell office:value-type="string" table:style-name="Table1.A2">
            <text:p text:style-name="Table_20_Contents">Salvar buscas</text:p>
          </table:table-cell>
          <table:table-cell office:value-type="string" table:style-name="Table1.A2">
            <text:p text:style-name="P22"/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E2">
            <text:p text:style-name="P22">X</text:p>
          </table:table-cell>
        </table:table-row>
        <table:table-row>
          <table:table-cell office:value-type="string" table:style-name="Table1.A2">
            <text:p text:style-name="Table_20_Contents">Realizar downloads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E2">
            <text:p text:style-name="P22">X</text:p>
          </table:table-cell>
        </table:table-row>
        <table:table-row>
          <table:table-cell office:value-type="string" table:style-name="Table1.A2">
            <text:p text:style-name="Table_20_Contents">Adicionar conteúdo</text:p>
          </table:table-cell>
          <table:table-cell office:value-type="string" table:style-name="Table1.A2">
            <text:p text:style-name="P22"/>
          </table:table-cell>
          <table:table-cell office:value-type="string" table:style-name="Table1.A2">
            <text:p text:style-name="P22"/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E2">
            <text:p text:style-name="P22">X</text:p>
          </table:table-cell>
        </table:table-row>
        <table:table-row>
          <table:table-cell office:value-type="string" table:style-name="Table1.A2">
            <text:p text:style-name="Table_20_Contents">Visualizar usuários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E2">
            <text:p text:style-name="P22">X</text:p>
          </table:table-cell>
        </table:table-row>
        <table:table-row>
          <table:table-cell office:value-type="string" table:style-name="Table1.A2">
            <text:p text:style-name="Table_20_Contents">Adicionar favoritos</text:p>
          </table:table-cell>
          <table:table-cell office:value-type="string" table:style-name="Table1.A2">
            <text:p text:style-name="P22"/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E2">
            <text:p text:style-name="P22">X</text:p>
          </table:table-cell>
        </table:table-row>
        <table:table-row>
          <table:table-cell office:value-type="string" table:style-name="Table1.A2">
            <text:p text:style-name="Table_20_Contents">Adicionar grãos à cesta</text:p>
          </table:table-cell>
          <table:table-cell office:value-type="string" table:style-name="Table1.A2">
            <text:p text:style-name="P22"/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A2">
            <text:p text:style-name="P22">X</text:p>
          </table:table-cell>
          <table:table-cell office:value-type="string" table:style-name="Table1.E2">
            <text:p text:style-name="P22">X</text:p>
          </table:table-cell>
        </table:table-row>
        <table:table-row>
          <table:table-cell office:value-type="string" table:style-name="Table1.A2">
            <text:p text:style-name="Table_20_Contents">Aprovar conteúdos</text:p>
          </table:table-cell>
          <table:table-cell office:value-type="string" table:style-name="Table1.A2">
            <text:p text:style-name="P22"/>
          </table:table-cell>
          <table:table-cell office:value-type="string" table:style-name="Table1.A2">
            <text:p text:style-name="P22"/>
          </table:table-cell>
          <table:table-cell office:value-type="string" table:style-name="Table1.A2">
            <text:p text:style-name="P22"/>
          </table:table-cell>
          <table:table-cell office:value-type="string" table:style-name="Table1.E2">
            <text:p text:style-name="P22">X</text:p>
          </table:table-cell>
        </table:table-row>
        <table:table-row>
          <table:table-cell office:value-type="string" table:style-name="Table1.A2">
            <text:p text:style-name="Table_20_Contents">Reprovar conteúdos</text:p>
          </table:table-cell>
          <table:table-cell office:value-type="string" table:style-name="Table1.A2">
            <text:p text:style-name="P22"/>
          </table:table-cell>
          <table:table-cell office:value-type="string" table:style-name="Table1.A2">
            <text:p text:style-name="P22"/>
          </table:table-cell>
          <table:table-cell office:value-type="string" table:style-name="Table1.A2">
            <text:p text:style-name="P22"/>
          </table:table-cell>
          <table:table-cell office:value-type="string" table:style-name="Table1.E2">
            <text:p text:style-name="P22">X</text:p>
          </table:table-cell>
        </table:table-row>
        <table:table-row>
          <table:table-cell office:value-type="string" table:style-name="Table1.A2">
            <text:p text:style-name="Table_20_Contents">Excluir conteúdos</text:p>
          </table:table-cell>
          <table:table-cell office:value-type="string" table:style-name="Table1.A2">
            <text:p text:style-name="P22"/>
          </table:table-cell>
          <table:table-cell office:value-type="string" table:style-name="Table1.A2">
            <text:p text:style-name="P22"/>
          </table:table-cell>
          <table:table-cell office:value-type="string" table:style-name="Table1.A2">
            <text:p text:style-name="P22"/>
          </table:table-cell>
          <table:table-cell office:value-type="string" table:style-name="Table1.E2">
            <text:p text:style-name="P22">X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7-07-12T17:22:33</meta:creation-date>
    <dc:date>2007-07-12T17:22:34</dc:date>
    <dc:language>pt-BR</dc:language>
    <meta:editing-cycles>2</meta:editing-cycles>
    <meta:editing-duration>PT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